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614cm"/>
    </style:style>
    <style:style style:name="co12" style:family="table-column">
      <style:table-column-properties fo:break-before="auto" style:column-width="2.586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2.722cm"/>
    </style:style>
    <style:style style:name="co15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0_Aleatori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00021</text:p>
          </table:table-cell>
          <table:table-cell table:number-columns-repeated="2"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000019</text:p>
          </table:table-cell>
          <table:table-cell office:value-type="float" office:value="4950" calcext:value-type="float">
            <text:p>495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00024</text:p>
          </table:table-cell>
          <table:table-cell office:value-type="float" office:value="4845" calcext:value-type="float">
            <text:p>4845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0012</text:p>
          </table:table-cell>
          <table:table-cell table:number-columns-repeated="2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00014</text:p>
          </table:table-cell>
          <table:table-cell office:value-type="float" office:value="672" calcext:value-type="float">
            <text:p>672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00012</text:p>
          </table:table-cell>
          <table:table-cell office:value-type="float" office:value="1041" calcext:value-type="float">
            <text:p>1041</text:p>
          </table:table-cell>
          <table:table-cell office:value-type="float" office:value="1788" calcext:value-type="float">
            <text:p>1788</text:p>
          </table:table-cell>
        </table:table-row>
      </table:table>
      <table:table table:name="100_Crescente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00008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000013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0000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0007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00011</text:p>
          </table:table-cell>
          <table:table-cell office:value-type="float" office:value="672" calcext:value-type="float">
            <text:p>672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00011 </text:p>
          </table:table-cell>
          <table:table-cell office:value-type="float" office:value="1081" calcext:value-type="float">
            <text:p>1081</text:p>
          </table:table-cell>
          <table:table-cell office:value-type="float" office:value="1923" calcext:value-type="float">
            <text:p>1923</text:p>
          </table:table-cell>
        </table:table-row>
      </table:table>
      <table:table table:name="100_Descrescente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00027</text:p>
          </table:table-cell>
          <table:table-cell table:number-columns-repeated="2" office:value-type="float" office:value="5049" calcext:value-type="float">
            <text:p>504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000019</text:p>
          </table:table-cell>
          <table:table-cell office:value-type="float" office:value="4950" calcext:value-type="float">
            <text:p>49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00030</text:p>
          </table:table-cell>
          <table:table-cell office:value-type="float" office:value="4950" calcext:value-type="float">
            <text:p>49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0011</text:p>
          </table:table-cell>
          <table:table-cell table:number-columns-repeated="2"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00013</text:p>
          </table:table-cell>
          <table:table-cell office:value-type="float" office:value="672" calcext:value-type="float">
            <text:p>672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00012</text:p>
          </table:table-cell>
          <table:table-cell office:value-type="float" office:value="944" calcext:value-type="float">
            <text:p>944</text:p>
          </table:table-cell>
          <table:table-cell office:value-type="float" office:value="1551" calcext:value-type="float">
            <text:p>1551</text:p>
          </table:table-cell>
        </table:table-row>
      </table:table>
      <table:table table:name="1000_Aleatorio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00556</text:p>
          </table:table-cell>
          <table:table-cell table:number-columns-repeated="2" office:value-type="float" office:value="249299" calcext:value-type="float">
            <text:p>2492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000826</text:p>
          </table:table-cell>
          <table:table-cell office:value-type="float" office:value="499500" calcext:value-type="float">
            <text:p>499500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01631</text:p>
          </table:table-cell>
          <table:table-cell office:value-type="float" office:value="497547" calcext:value-type="float">
            <text:p>497547</text:p>
          </table:table-cell>
          <table:table-cell office:value-type="float" office:value="744900" calcext:value-type="float">
            <text:p>74490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0111</text:p>
          </table:table-cell>
          <table:table-cell table:number-columns-repeated="2" office:value-type="float" office:value="14495" calcext:value-type="float">
            <text:p>1449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00160</text:p>
          </table:table-cell>
          <table:table-cell office:value-type="float" office:value="9976" calcext:value-type="float">
            <text:p>9976</text:p>
          </table:table-cell>
          <table:table-cell office:value-type="float" office:value="19952" calcext:value-type="float">
            <text:p>1995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00155</text:p>
          </table:table-cell>
          <table:table-cell office:value-type="float" office:value="16806" calcext:value-type="float">
            <text:p>16806</text:p>
          </table:table-cell>
          <table:table-cell office:value-type="float" office:value="27219" calcext:value-type="float">
            <text:p>27219</text:p>
          </table:table-cell>
        </table:table-row>
      </table:table>
      <table:table table:name="1000_Crescente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00013</text:p>
          </table:table-cell>
          <table:table-cell table:number-columns-repeated="2"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000766</text:p>
          </table:table-cell>
          <table:table-cell office:value-type="float" office:value="499500" calcext:value-type="float">
            <text:p>49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00006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0023</text:p>
          </table:table-cell>
          <table:table-cell table:number-columns-repeated="2"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00108</text:p>
          </table:table-cell>
          <table:table-cell office:value-type="float" office:value="9976" calcext:value-type="float">
            <text:p>9976</text:p>
          </table:table-cell>
          <table:table-cell office:value-type="float" office:value="19952" calcext:value-type="float">
            <text:p>1995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00139</text:p>
          </table:table-cell>
          <table:table-cell office:value-type="float" office:value="17583" calcext:value-type="float">
            <text:p>17583</text:p>
          </table:table-cell>
          <table:table-cell office:value-type="float" office:value="29127" calcext:value-type="float">
            <text:p>29127</text:p>
          </table:table-cell>
        </table:table-row>
      </table:table>
      <table:table table:name="1000_Descrescente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01110</text:p>
          </table:table-cell>
          <table:table-cell table:number-columns-repeated="2" office:value-type="float" office:value="500499" calcext:value-type="float">
            <text:p>5004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000851</text:p>
          </table:table-cell>
          <table:table-cell office:value-type="float" office:value="499500" calcext:value-type="float">
            <text:p>4995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01874</text:p>
          </table:table-cell>
          <table:table-cell office:value-type="float" office:value="499500" calcext:value-type="float">
            <text:p>499500</text:p>
          </table:table-cell>
          <table:table-cell office:value-type="float" office:value="1498500" calcext:value-type="float">
            <text:p>149850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0039</text:p>
          </table:table-cell>
          <table:table-cell table:number-columns-repeated="2" office:value-type="float" office:value="9377" calcext:value-type="float">
            <text:p>937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00118</text:p>
          </table:table-cell>
          <table:table-cell office:value-type="float" office:value="9976" calcext:value-type="float">
            <text:p>9976</text:p>
          </table:table-cell>
          <table:table-cell office:value-type="float" office:value="19952" calcext:value-type="float">
            <text:p>1995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00140</text:p>
          </table:table-cell>
          <table:table-cell office:value-type="float" office:value="15965" calcext:value-type="float">
            <text:p>15965</text:p>
          </table:table-cell>
          <table:table-cell office:value-type="float" office:value="24951" calcext:value-type="float">
            <text:p>24951</text:p>
          </table:table-cell>
        </table:table-row>
      </table:table>
      <table:table table:name="10000_Aleatorio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57327</text:p>
          </table:table-cell>
          <table:table-cell table:number-columns-repeated="2" office:value-type="float" office:value="25014271" calcext:value-type="float">
            <text:p>25014271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077873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29964" calcext:value-type="float">
            <text:p>29964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159291</text:p>
          </table:table-cell>
          <table:table-cell office:value-type="float" office:value="49984269" calcext:value-type="float">
            <text:p>49984269</text:p>
          </table:table-cell>
          <table:table-cell office:value-type="float" office:value="75012816" calcext:value-type="float">
            <text:p>75012816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1758</text:p>
          </table:table-cell>
          <table:table-cell table:number-columns-repeated="2" office:value-type="float" office:value="232615" calcext:value-type="float">
            <text:p>23261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01913 </text:p>
          </table:table-cell>
          <table:table-cell office:value-type="float" office:value="133616" calcext:value-type="float">
            <text:p>133616</text:p>
          </table:table-cell>
          <table:table-cell office:value-type="float" office:value="267232" calcext:value-type="float">
            <text:p>26723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02151</text:p>
          </table:table-cell>
          <table:table-cell office:value-type="float" office:value="235447" calcext:value-type="float">
            <text:p>235447</text:p>
          </table:table-cell>
          <table:table-cell office:value-type="float" office:value="372555" calcext:value-type="float">
            <text:p>372555</text:p>
          </table:table-cell>
        </table:table-row>
      </table:table>
      <table:table table:name="10000_Crescente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00049</text:p>
          </table:table-cell>
          <table:table-cell table:number-columns-repeated="2"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075978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00023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0252</text:p>
          </table:table-cell>
          <table:table-cell table:number-columns-repeated="2" office:value-type="float" office:value="75243" calcext:value-type="float">
            <text:p>75243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01302</text:p>
          </table:table-cell>
          <table:table-cell office:value-type="float" office:value="133616" calcext:value-type="float">
            <text:p>133616</text:p>
          </table:table-cell>
          <table:table-cell office:value-type="float" office:value="267232" calcext:value-type="float">
            <text:p>26723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01749</text:p>
          </table:table-cell>
          <table:table-cell office:value-type="float" office:value="244460" calcext:value-type="float">
            <text:p>244460</text:p>
          </table:table-cell>
          <table:table-cell office:value-type="float" office:value="395871" calcext:value-type="float">
            <text:p>395871</text:p>
          </table:table-cell>
        </table:table-row>
      </table:table>
      <table:table table:name="10000_Descrescente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118379</text:p>
          </table:table-cell>
          <table:table-cell table:number-columns-repeated="2" office:value-type="float" office:value="50004999" calcext:value-type="float">
            <text:p>500049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string" calcext:value-type="string">
            <text:p>0.085339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211461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49985000" calcext:value-type="float">
            <text:p>14998500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string" calcext:value-type="string">
            <text:p>0.000503</text:p>
          </table:table-cell>
          <table:table-cell table:number-columns-repeated="2" office:value-type="float" office:value="128947" calcext:value-type="float">
            <text:p>12894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0.001309</text:p>
          </table:table-cell>
          <table:table-cell office:value-type="float" office:value="133616" calcext:value-type="float">
            <text:p>133616</text:p>
          </table:table-cell>
          <table:table-cell office:value-type="float" office:value="267232" calcext:value-type="float">
            <text:p>26723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001703</text:p>
          </table:table-cell>
          <table:table-cell office:value-type="float" office:value="226682" calcext:value-type="float">
            <text:p>226682</text:p>
          </table:table-cell>
          <table:table-cell office:value-type="float" office:value="350091" calcext:value-type="float">
            <text:p>350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20:09:55.544962899</meta:creation-date>
    <dc:date>2024-10-23T20:44:30.000182912</dc:date>
    <meta:editing-duration>PT23S</meta:editing-duration>
    <meta:editing-cycles>1</meta:editing-cycles>
    <meta:document-statistic meta:table-count="9" meta:cell-count="252" meta:object-count="0"/>
    <meta:generator>LibreOffice/7.3.7.2$Linux_X86_64 LibreOffice_project/30$Build-2</meta:generator>
  </office:meta>
</office:document-meta>
</file>